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71cm"/>
    </style:style>
    <style:style style:name="co2" style:family="table-column">
      <style:table-column-properties fo:break-before="auto" style:column-width="5.145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5.092cm"/>
    </style:style>
    <style:style style:name="co5" style:family="table-column">
      <style:table-column-properties fo:break-before="auto" style:column-width="3.70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Repor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Accent_20_1" style:data-style-name="N4"/>
    <style:style style:name="ce2" style:family="table-cell" style:parent-style-name="Default" style:data-style-name="N0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Accent_20_1" office:value-type="string" calcext:value-type="string">
            <text:p>nome</text:p>
          </table:table-cell>
          <table:table-cell table:style-name="Accent_20_1" office:value-type="string" calcext:value-type="string">
            <text:p>idade</text:p>
          </table:table-cell>
          <table:table-cell table:style-name="Accent_20_1" office:value-type="string" calcext:value-type="string">
            <text:p>cidade</text:p>
          </table:table-cell>
          <table:table-cell table:style-name="Accent_20_1" office:value-type="string" calcext:value-type="string">
            <text:p>país</text:p>
          </table:table-cell>
        </table:table-row>
        <table:table-row table:style-name="ro1">
          <table:table-cell table:style-name="ce2" table:formula="of:=CELL(&quot;ROW&quot;) - 1" office:value-type="float" office:value="1" calcext:value-type="float">
            <text:p>1</text:p>
          </table:table-cell>
          <table:table-cell office:value-type="string" calcext:value-type="string">
            <text:p>João Antoni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Brasil</text:p>
          </table:table-cell>
        </table:table-row>
        <table:table-row table:style-name="ro1">
          <table:table-cell table:style-name="ce2" table:formula="of:=CELL(&quot;ROW&quot;) - 1" office:value-type="float" office:value="2" calcext:value-type="float">
            <text:p>2</text:p>
          </table:table-cell>
          <table:table-cell office:value-type="string" calcext:value-type="string">
            <text:p>Miguel Pedro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Juazeiro do Norte</text:p>
          </table:table-cell>
          <table:table-cell office:value-type="string" calcext:value-type="string">
            <text:p>Brasil</text:p>
          </table:table-cell>
        </table:table-row>
        <table:table-row table:style-name="ro1">
          <table:table-cell table:style-name="ce2" table:formula="of:=CELL(&quot;ROW&quot;) - 1" office:value-type="float" office:value="3" calcext:value-type="float">
            <text:p>3</text:p>
          </table:table-cell>
          <table:table-cell office:value-type="string" calcext:value-type="string">
            <text:p>John Lennon Silv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EUA</text:p>
          </table:table-cell>
        </table:table-row>
        <table:table-row table:style-name="ro1">
          <table:table-cell table:style-name="ce2" table:formula="of:=CELL(&quot;ROW&quot;) - 1" office:value-type="float" office:value="4" calcext:value-type="float">
            <text:p>4</text:p>
          </table:table-cell>
          <table:table-cell office:value-type="string" calcext:value-type="string">
            <text:p>Maria Pereir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Brasil</text:p>
          </table:table-cell>
        </table:table-row>
        <table:table-row table:style-name="ro1">
          <table:table-cell table:style-name="ce2" table:formula="of:=CELL(&quot;ROW&quot;) - 1" office:value-type="float" office:value="5" calcext:value-type="float">
            <text:p>5</text:p>
          </table:table-cell>
          <table:table-cell office:value-type="string" calcext:value-type="string">
            <text:p>Ana Furtad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va Delli</text:p>
          </table:table-cell>
          <table:table-cell office:value-type="string" calcext:value-type="string">
            <text:p>India</text:p>
          </table:table-cell>
        </table:table-row>
        <table:table-row table:style-name="ro1">
          <table:table-cell table:style-name="ce2" table:formula="of:=CELL(&quot;ROW&quot;) - 1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2" table:formula="of:=CELL(&quot;ROW&quot;) - 1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2" table:formula="of:=CELL(&quot;ROW&quot;) - 1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2" table:formula="of:=CELL(&quot;ROW&quot;) - 1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2" table:formula="of:=CELL(&quot;ROW&quot;) - 1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table:formula="of:=CELL(&quot;ROW&quot;) - 1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2" table:formula="of:=CELL(&quot;ROW&quot;) - 1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2" table:formula="of:=CELL(&quot;ROW&quot;) - 1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2" table:formula="of:=CELL(&quot;ROW&quot;) - 1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style-name="ce2" table:formula="of:=CELL(&quot;ROW&quot;) - 1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2" table:formula="of:=CELL(&quot;ROW&quot;) - 1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style-name="ce2" table:formula="of:=CELL(&quot;ROW&quot;) - 1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style-name="ce2" table:formula="of:=CELL(&quot;ROW&quot;) - 1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2" table:formula="of:=CELL(&quot;ROW&quot;) - 1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ce2" table:formula="of:=CELL(&quot;ROW&quot;) - 1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2" table:formula="of:=CELL(&quot;ROW&quot;) - 1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2" table:formula="of:=CELL(&quot;ROW&quot;) - 1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2" table:formula="of:=CELL(&quot;ROW&quot;) - 1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2" table:formula="of:=CELL(&quot;ROW&quot;) - 1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2" table:formula="of:=CELL(&quot;ROW&quot;) - 1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table:formula="of:=CELL(&quot;ROW&quot;) - 1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style-name="ce2" table:formula="of:=CELL(&quot;ROW&quot;) - 1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style-name="ce2" table:formula="of:=CELL(&quot;ROW&quot;) - 1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style-name="ce2" table:formula="of:=CELL(&quot;ROW&quot;) - 1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style-name="ce2" table:formula="of:=CELL(&quot;ROW&quot;) - 1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style-name="ce2" table:formula="of:=CELL(&quot;ROW&quot;) - 1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2" table:formula="of:=CELL(&quot;ROW&quot;) - 1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style-name="ce2" table:formula="of:=CELL(&quot;ROW&quot;) - 1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style-name="ce2" table:formula="of:=CELL(&quot;ROW&quot;) - 1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style-name="ce2" table:formula="of:=CELL(&quot;ROW&quot;) - 1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ce2" table:formula="of:=CELL(&quot;ROW&quot;) - 1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style-name="ce2" table:formula="of:=CELL(&quot;ROW&quot;) - 1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style-name="ce2" table:formula="of:=CELL(&quot;ROW&quot;) - 1" office:value-type="float" office:value="38" calcext:value-type="float">
            <text:p>38</text:p>
          </table:table-cell>
          <table:table-cell table:number-columns-repeated="4"/>
        </table:table-row>
        <table:table-row table:style-name="ro1" table:number-rows-repeated="104853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2">00/00/0000</text:date>, <text:time style:data-style-name="N2" text:time-value="09:20:56.93086294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8T09:06:29.278058224</meta:creation-date>
    <dc:date>2024-01-18T09:30:33.280293097</dc:date>
    <meta:editing-duration>PT24M14S</meta:editing-duration>
    <meta:editing-cycles>1</meta:editing-cycles>
    <meta:generator>LibreOffice/7.6.4.1$Linux_X86_64 LibreOffice_project/60$Build-1</meta:generator>
    <meta:document-statistic meta:table-count="1" meta:cell-count="63" meta:object-count="0"/>
  </office:meta>
</office:document-meta>
</file>